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051cm" svg:stroke-color="#000000" draw:marker-start-width="0.279cm" draw:marker-end-width="0.279cm" draw:fill="none" draw:fill-color="#cfe7f5" draw:textarea-horizontal-align="left" draw:auto-grow-height="true" draw:auto-grow-width="true" fo:min-height="0cm" fo:min-width="0.919cm"/>
    </style:style>
    <style:style style:name="gr5" style:family="graphic" style:parent-style-name="standard">
      <style:graphic-properties draw:stroke="none" svg:stroke-width="0.051cm" svg:stroke-color="#000000" draw:marker-start-width="0.279cm" draw:marker-end-width="0.279cm" draw:fill="none" draw:fill-color="#cfe7f5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594cm" fo:min-width="0cm"/>
    </style:style>
    <style:style style:name="gr7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size-asian="8pt" style:font-size-complex="8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P4" style:family="paragraph">
      <style:text-properties fo:font-size="12pt" style:font-size-asian="8pt" style:font-size-complex="8pt"/>
    </style:style>
    <style:style style:name="P5" style:family="paragraph">
      <style:paragraph-properties fo:text-align="center"/>
    </style:style>
    <style:style style:name="T1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0.508cm" svg:height="0.508cm" svg:x="5.769cm" svg:y="0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508cm" svg:height="0.508cm" svg:x="1.453cm" svg:y="2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508cm" svg:height="0.508cm" svg:x="5.304cm" svg:y="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508cm" svg:height="0.508cm" svg:x="7.264cm" svg:y="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508cm" svg:height="0.508cm" svg:x="9.063cm" svg:y="2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508cm" svg:height="0.508cm" svg:x="6.258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508cm" svg:height="0.508cm" svg:x="4.357cm" svg:y="3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508cm" svg:height="0.508cm" svg:x="0.456cm" svg:y="3.7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4" draw:layer="layout" svg:width="1.302cm" svg:height="0.729cm" svg:x="6.229cm" svg:y="-0.034cm">
          <draw:text-box>
            <text:p text:style-name="P3"><text:span text:style-name="T1">item</text:span></text:p>
          </draw:text-box>
        </draw:frame>
        <draw:frame draw:style-name="gr3" draw:text-style-name="P4" draw:layer="layout" svg:width="1.421cm" svg:height="0.729cm" svg:x="3.829cm" svg:y="1.167cm">
          <draw:text-box>
            <text:p text:style-name="P3"><text:span text:style-name="T1">drink</text:span></text:p>
          </draw:text-box>
        </draw:frame>
        <draw:frame draw:style-name="gr3" draw:text-style-name="P4" draw:layer="layout" svg:width="1.332cm" svg:height="0.729cm" svg:x="8.585cm" svg:y="1.282cm">
          <draw:text-box>
            <text:p text:style-name="P3"><text:span text:style-name="T1">food</text:span></text:p>
          </draw:text-box>
        </draw:frame>
        <draw:frame draw:style-name="gr3" draw:text-style-name="P4" draw:layer="layout" svg:width="1.653cm" svg:height="0.729cm" svg:x="1.835cm" svg:y="2.506cm">
          <draw:text-box>
            <text:p text:style-name="P3"><text:span text:style-name="T1">coffee</text:span></text:p>
          </draw:text-box>
        </draw:frame>
        <draw:frame draw:style-name="gr3" draw:text-style-name="P4" draw:layer="layout" svg:width="1.425cm" svg:height="0.729cm" svg:x="5.735cm" svg:y="2.507cm">
          <draw:text-box>
            <text:p text:style-name="P3"><text:span text:style-name="T1">soda</text:span></text:p>
          </draw:text-box>
        </draw:frame>
        <draw:frame draw:style-name="gr4" draw:text-style-name="P4" draw:layer="layout" svg:width="1.73cm" svg:height="0.729cm" svg:x="7.535cm" svg:y="3.208cm">
          <draw:text-box>
            <text:p text:style-name="P3"><text:span text:style-name="T1">burger</text:span></text:p>
          </draw:text-box>
        </draw:frame>
        <draw:frame draw:style-name="gr5" draw:text-style-name="P4" draw:layer="layout" svg:width="1.73cm" svg:height="0.729cm" svg:x="9.335cm" svg:y="3.209cm">
          <draw:text-box>
            <text:p text:style-name="P3"><text:span text:style-name="T1">cookie</text:span></text:p>
          </draw:text-box>
        </draw:frame>
        <draw:frame draw:style-name="gr3" draw:text-style-name="P4" draw:layer="layout" svg:width="1.399cm" svg:height="0.729cm" svg:x="4.635cm" svg:y="3.908cm">
          <draw:text-box>
            <text:p text:style-name="P3"><text:span text:style-name="T1">coke</text:span></text:p>
          </draw:text-box>
        </draw:frame>
        <draw:frame draw:style-name="gr6" draw:text-style-name="P4" draw:layer="layout" svg:width="1.518cm" svg:height="0.844cm" svg:x="6.636cm" svg:y="3.909cm">
          <draw:text-box>
            <text:p text:style-name="P3"><text:span text:style-name="T1">pepsi</text:span></text:p>
          </draw:text-box>
        </draw:frame>
        <draw:custom-shape draw:style-name="gr2" draw:text-style-name="P2" xml:id="id10" draw:id="id10" draw:layer="layout" svg:width="0.508cm" svg:height="0.508cm" svg:x="2.455cm" svg:y="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823cm" svg:height="0.729cm" svg:x="0.736cm" svg:y="3.909cm">
          <draw:text-box>
            <text:p text:style-name="P3"><text:span text:style-name="T1">regular</text:span></text:p>
          </draw:text-box>
        </draw:frame>
        <draw:frame draw:style-name="gr3" draw:text-style-name="P4" draw:layer="layout" svg:width="1.543cm" svg:height="0.729cm" svg:x="2.736cm" svg:y="3.91cm">
          <draw:text-box>
            <text:p text:style-name="P3"><text:span text:style-name="T1">decaf</text:span></text:p>
          </draw:text-box>
        </draw:frame>
        <draw:connector draw:style-name="gr7" draw:text-style-name="P2" xml:id="id3" draw:id="id3" draw:layer="layout" draw:line-skew="0.143cm" svg:x1="5.558cm" svg:y1="2.623cm" svg:x2="1.707cm" svg:y2="2.624cm" draw:start-shape="id1" draw:start-glue-point="4" draw:end-shape="id2" draw:end-glue-point="4" svg:d="M5558 2623v-383h-3851v384" svg:viewBox="0 0 3852 385">
          <text:p/>
        </draw:connector>
        <draw:connector draw:style-name="gr8" draw:text-style-name="P5" xml:id="id12" draw:id="id12" draw:layer="layout" draw:line-skew="-0.698cm" svg:x1="3.632cm" svg:y1="2.24cm" svg:x2="8.417cm" svg:y2="2.395cm" draw:start-shape="id3" draw:start-glue-point="0" draw:end-shape="id4" draw:end-glue-point="0" svg:d="M3632 2240v-1224h4785v1379" svg:viewBox="0 0 4786 1380">
          <text:p/>
        </draw:connector>
        <draw:connector draw:style-name="gr8" draw:text-style-name="P5" xml:id="id4" draw:id="id4" draw:layer="layout" svg:x1="7.518cm" svg:y1="2.922cm" svg:x2="9.317cm" svg:y2="2.921cm" draw:start-shape="id5" draw:start-glue-point="4" draw:end-shape="id6" draw:end-glue-point="4" svg:d="M7518 2922v-527h1799v526" svg:viewBox="0 0 1800 528">
          <text:p/>
        </draw:connector>
        <draw:connector draw:style-name="gr8" draw:text-style-name="P5" xml:id="id14" draw:id="id14" draw:layer="layout" draw:line-skew="0.202cm" svg:x1="4.611cm" svg:y1="3.715cm" svg:x2="6.512cm" svg:y2="3.716cm" draw:start-shape="id7" draw:start-glue-point="4" draw:end-shape="id8" draw:end-glue-point="4" svg:d="M4611 3715v-324h1901v325" svg:viewBox="0 0 1902 326">
          <text:p/>
        </draw:connector>
        <draw:connector draw:style-name="gr8" draw:text-style-name="P5" xml:id="id13" draw:id="id13" draw:layer="layout" draw:line-skew="0.204cm" svg:x1="0.71cm" svg:y1="3.714cm" svg:x2="2.709cm" svg:y2="3.713cm" draw:start-shape="id9" draw:start-glue-point="4" draw:end-shape="id10" draw:end-glue-point="4" svg:d="M710 3714v-323h1999v322" svg:viewBox="0 0 2000 324">
          <text:p/>
        </draw:connector>
        <draw:connector draw:style-name="gr8" draw:text-style-name="P5" draw:layer="layout" draw:line-skew="-0.007cm" svg:x1="6.023cm" svg:y1="0.635cm" svg:x2="6.024cm" svg:y2="1.016cm" draw:start-shape="id11" draw:start-glue-point="8" draw:end-shape="id12" draw:end-glue-point="0" svg:d="M6023 635v184h1v197" svg:viewBox="0 0 2 382">
          <text:p/>
        </draw:connector>
        <draw:custom-shape draw:style-name="gr1" draw:text-style-name="P2" draw:layer="layout" svg:width="0.508cm" svg:height="0.508cm" svg:x="3.381cm" svg:y="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1.707cm" svg:y1="3.132cm" svg:x2="1.709cm" svg:y2="3.391cm" draw:start-shape="id2" draw:start-glue-point="8" draw:end-shape="id13" draw:end-glue-point="0" svg:d="M1707 3132v130h2v129" svg:viewBox="0 0 3 260">
          <text:p/>
        </draw:connector>
        <draw:connector draw:style-name="gr8" draw:text-style-name="P5" draw:layer="layout" draw:line-skew="0.04cm" svg:x1="5.558cm" svg:y1="3.131cm" svg:x2="5.561cm" svg:y2="3.391cm" draw:start-shape="id1" draw:start-glue-point="8" draw:end-shape="id14" draw:end-glue-point="0" svg:d="M5558 3131v171h3v89" svg:viewBox="0 0 4 261">
          <text:p/>
        </draw:connector>
        <draw:custom-shape draw:style-name="gr1" draw:text-style-name="P2" draw:layer="layout" svg:width="0.508cm" svg:height="0.508cm" svg:x="8.167cm" svg:y="1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922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hiqi Zhang</meta:initial-creator>
    <meta:creation-date>2015-04-13T14:30:12</meta:creation-date>
    <dc:date>2015-08-29T01:56:23.921660739</dc:date>
    <meta:editing-duration>PT33M17S</meta:editing-duration>
    <meta:editing-cycles>18</meta:editing-cycles>
    <meta:generator>LibreOffice/4.2.8.2$Linux_X86_64 LibreOffice_project/420m0$Build-2</meta:generator>
    <meta:document-statistic meta:object-count="30"/>
  </office:meta>
</office:document-meta>
</file>